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0.05pt solid #000000" fo:border-top="none" fo:border-bottom="none"/>
    </style:style>
    <style:style style:name="Tableau1.A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1.946cm" fo:margin-right="0cm" fo:text-indent="-0.635cm" style:auto-text-indent="false">
        <style:tab-stops/>
      </style:paragraph-properties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06dd1b"/>
    </style:style>
    <style:style style:name="P7" style:family="paragraph" style:parent-style-name="Standard" style:list-style-name="L1">
      <style:text-properties officeooo:paragraph-rsid="00182f9f"/>
    </style:style>
    <style:style style:name="P8" style:family="paragraph" style:parent-style-name="Standard" style:list-style-name="L1">
      <style:text-properties officeooo:paragraph-rsid="0038940b"/>
    </style:style>
    <style:style style:name="P9" style:family="paragraph" style:parent-style-name="Standard" style:list-style-name="L3">
      <style:paragraph-properties>
        <style:tab-stops/>
      </style:paragraph-properties>
      <style:text-properties officeooo:paragraph-rsid="002b885f"/>
    </style:style>
    <style:style style:name="P10" style:family="paragraph" style:parent-style-name="Standard" style:list-style-name="L4">
      <style:paragraph-properties>
        <style:tab-stops/>
      </style:paragraph-properties>
      <style:text-properties officeooo:paragraph-rsid="0038940b"/>
    </style:style>
    <style:style style:name="P11" style:family="paragraph" style:parent-style-name="Standard">
      <style:paragraph-properties>
        <style:tab-stops/>
      </style:paragraph-properties>
      <style:text-properties officeooo:paragraph-rsid="002b885f"/>
    </style:style>
    <style:style style:name="P12" style:family="paragraph" style:parent-style-name="Standard">
      <style:paragraph-properties>
        <style:tab-stops/>
      </style:paragraph-properties>
      <style:text-properties officeooo:paragraph-rsid="0038940b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text-properties officeooo:paragraph-rsid="0006dd1b"/>
    </style:style>
    <style:style style:name="P15" style:family="paragraph" style:parent-style-name="Standard" style:list-style-name="L1">
      <style:text-properties officeooo:rsid="0009d300" officeooo:paragraph-rsid="0009d300"/>
    </style:style>
    <style:style style:name="P16" style:family="paragraph" style:parent-style-name="Standard" style:list-style-name="L1">
      <style:text-properties officeooo:rsid="0009d300" officeooo:paragraph-rsid="000c91ff"/>
    </style:style>
    <style:style style:name="P17" style:family="paragraph" style:parent-style-name="Standard">
      <style:paragraph-properties fo:break-before="page"/>
      <style:text-properties officeooo:rsid="0009d300" officeooo:paragraph-rsid="000b7691"/>
    </style:style>
    <style:style style:name="P18" style:family="paragraph" style:parent-style-name="Standard">
      <style:text-properties officeooo:rsid="0009d300" officeooo:paragraph-rsid="000b7691"/>
    </style:style>
    <style:style style:name="P19" style:family="paragraph" style:parent-style-name="Standard" style:list-style-name="L1">
      <style:text-properties officeooo:rsid="000c91ff" officeooo:paragraph-rsid="000c91ff"/>
    </style:style>
    <style:style style:name="P20" style:family="paragraph" style:parent-style-name="Standard" style:list-style-name="L1">
      <style:text-properties officeooo:rsid="00108b2a" officeooo:paragraph-rsid="00108b2a"/>
    </style:style>
    <style:style style:name="P21" style:family="paragraph" style:parent-style-name="Standard" style:list-style-name="L1">
      <style:text-properties officeooo:rsid="001585d3" officeooo:paragraph-rsid="001585d3"/>
    </style:style>
    <style:style style:name="P22" style:family="paragraph" style:parent-style-name="Standard" style:list-style-name="L1">
      <style:text-properties officeooo:rsid="00174d7b" officeooo:paragraph-rsid="00174d7b"/>
    </style:style>
    <style:style style:name="P23" style:family="paragraph" style:parent-style-name="Standard" style:list-style-name="L1">
      <style:text-properties officeooo:rsid="00183c45" officeooo:paragraph-rsid="00183c45"/>
    </style:style>
    <style:style style:name="P24" style:family="paragraph" style:parent-style-name="Standard" style:list-style-name="L1">
      <style:text-properties officeooo:rsid="0019e6f3" officeooo:paragraph-rsid="0019e6f3"/>
    </style:style>
    <style:style style:name="P25" style:family="paragraph" style:parent-style-name="Standard" style:list-style-name="L1">
      <style:text-properties officeooo:rsid="001cc79d" officeooo:paragraph-rsid="001cc79d"/>
    </style:style>
    <style:style style:name="P26" style:family="paragraph" style:parent-style-name="Standard" style:list-style-name="L1">
      <style:text-properties officeooo:rsid="0020b305" officeooo:paragraph-rsid="0020b305"/>
    </style:style>
    <style:style style:name="P27" style:family="paragraph" style:parent-style-name="Standard" style:list-style-name="L1">
      <style:text-properties officeooo:rsid="00233292" officeooo:paragraph-rsid="00233292"/>
    </style:style>
    <style:style style:name="P28" style:family="paragraph" style:parent-style-name="Standard" style:list-style-name="L1">
      <style:text-properties officeooo:rsid="002351ce" officeooo:paragraph-rsid="002351ce"/>
    </style:style>
    <style:style style:name="P29" style:family="paragraph" style:parent-style-name="Standard" style:list-style-name="L1">
      <style:text-properties officeooo:rsid="00246881" officeooo:paragraph-rsid="00246881"/>
    </style:style>
    <style:style style:name="P30" style:family="paragraph" style:parent-style-name="Standard" style:list-style-name="L1">
      <style:text-properties officeooo:rsid="0026e485" officeooo:paragraph-rsid="0026e485"/>
    </style:style>
    <style:style style:name="P31" style:family="paragraph" style:parent-style-name="Standard">
      <style:text-properties officeooo:paragraph-rsid="00297580"/>
    </style:style>
    <style:style style:name="P32" style:family="paragraph" style:parent-style-name="Standard" style:list-style-name="L3">
      <style:paragraph-properties>
        <style:tab-stops/>
      </style:paragraph-properties>
      <style:text-properties officeooo:rsid="002c3828" officeooo:paragraph-rsid="002c3828"/>
    </style:style>
    <style:style style:name="P33" style:family="paragraph" style:parent-style-name="Standard" style:list-style-name="L4">
      <style:paragraph-properties>
        <style:tab-stops/>
      </style:paragraph-properties>
      <style:text-properties officeooo:rsid="002c3828" officeooo:paragraph-rsid="0038940b"/>
    </style:style>
    <style:style style:name="P34" style:family="paragraph" style:parent-style-name="Standard" style:list-style-name="L2">
      <style:paragraph-properties>
        <style:tab-stops/>
      </style:paragraph-properties>
      <style:text-properties officeooo:rsid="003484ef" officeooo:paragraph-rsid="003484ef"/>
    </style:style>
    <style:style style:name="P35" style:family="paragraph" style:parent-style-name="Standard">
      <style:paragraph-properties>
        <style:tab-stops/>
      </style:paragraph-properties>
      <style:text-properties officeooo:rsid="003484ef" officeooo:paragraph-rsid="003484ef"/>
    </style:style>
    <style:style style:name="P36" style:family="paragraph" style:parent-style-name="Standard" style:list-style-name="L3">
      <style:paragraph-properties>
        <style:tab-stops/>
      </style:paragraph-properties>
      <style:text-properties officeooo:rsid="00368fa9" officeooo:paragraph-rsid="00368fa9"/>
    </style:style>
    <style:style style:name="P37" style:family="paragraph" style:parent-style-name="Standard" style:list-style-name="L4">
      <style:paragraph-properties>
        <style:tab-stops/>
      </style:paragraph-properties>
      <style:text-properties officeooo:rsid="003853a6" officeooo:paragraph-rsid="003853a6"/>
    </style:style>
    <style:style style:name="P38" style:family="paragraph" style:parent-style-name="Standard" style:list-style-name="L4">
      <style:paragraph-properties>
        <style:tab-stops/>
      </style:paragraph-properties>
      <style:text-properties officeooo:rsid="003853a6" officeooo:paragraph-rsid="0038940b"/>
    </style:style>
    <style:style style:name="P39" style:family="paragraph" style:parent-style-name="Table_20_Contents">
      <style:text-properties officeooo:rsid="0022a3c6" officeooo:paragraph-rsid="0022a3c6"/>
    </style:style>
    <style:style style:name="P40" style:family="paragraph" style:parent-style-name="Table_20_Contents">
      <style:text-properties officeooo:rsid="00297580" officeooo:paragraph-rsid="00297580"/>
    </style:style>
    <style:style style:name="T1" style:family="text">
      <style:text-properties officeooo:rsid="00058032"/>
    </style:style>
    <style:style style:name="T2" style:family="text">
      <style:text-properties officeooo:rsid="0006dd1b"/>
    </style:style>
    <style:style style:name="T3" style:family="text">
      <style:text-properties officeooo:rsid="000895ee"/>
    </style:style>
    <style:style style:name="T4" style:family="text">
      <style:text-properties officeooo:rsid="0009d300"/>
    </style:style>
    <style:style style:name="T5" style:family="text">
      <style:text-properties officeooo:rsid="000b7691"/>
    </style:style>
    <style:style style:name="T6" style:family="text">
      <style:text-properties officeooo:rsid="000c91ff"/>
    </style:style>
    <style:style style:name="T7" style:family="text">
      <style:text-properties officeooo:rsid="000dfd49"/>
    </style:style>
    <style:style style:name="T8" style:family="text">
      <style:text-properties fo:color="#c9211e" loext:opacity="100%" officeooo:rsid="00123138"/>
    </style:style>
    <style:style style:name="T9" style:family="text">
      <style:text-properties officeooo:rsid="00143030"/>
    </style:style>
    <style:style style:name="T10" style:family="text">
      <style:text-properties officeooo:rsid="00182f9f"/>
    </style:style>
    <style:style style:name="T11" style:family="text">
      <style:text-properties officeooo:rsid="001de938"/>
    </style:style>
    <style:style style:name="T12" style:family="text">
      <style:text-properties officeooo:rsid="002155bb"/>
    </style:style>
    <style:style style:name="T13" style:family="text">
      <style:text-properties officeooo:rsid="0022a3c6"/>
    </style:style>
    <style:style style:name="T14" style:family="text">
      <style:text-properties officeooo:rsid="00233cd5"/>
    </style:style>
    <style:style style:name="T15" style:family="text">
      <style:text-properties officeooo:rsid="0023a0a3"/>
    </style:style>
    <style:style style:name="T16" style:family="text">
      <style:text-properties officeooo:rsid="0024b348"/>
    </style:style>
    <style:style style:name="T17" style:family="text">
      <style:text-properties fo:color="#468a1a" loext:opacity="100%"/>
    </style:style>
    <style:style style:name="T18" style:family="text">
      <style:text-properties fo:color="#468a1a" loext:opacity="100%" officeooo:rsid="00182f9f"/>
    </style:style>
    <style:style style:name="T19" style:family="text">
      <style:text-properties officeooo:rsid="002866a1"/>
    </style:style>
    <style:style style:name="T20" style:family="text">
      <style:text-properties officeooo:rsid="00293c0c"/>
    </style:style>
    <style:style style:name="T21" style:family="text">
      <style:text-properties officeooo:rsid="00297580"/>
    </style:style>
    <style:style style:name="T22" style:family="text">
      <style:text-properties fo:color="#3465a4" loext:opacity="100%"/>
    </style:style>
    <style:style style:name="T23" style:family="text">
      <style:text-properties fo:color="#3465a4" loext:opacity="100%" officeooo:rsid="0023a0a3"/>
    </style:style>
    <style:style style:name="T24" style:family="text">
      <style:text-properties fo:color="#3465a4" loext:opacity="100%" officeooo:rsid="00293c0c"/>
    </style:style>
    <style:style style:name="T25" style:family="text">
      <style:text-properties fo:color="#3465a4" loext:opacity="100%" officeooo:rsid="0009d300"/>
    </style:style>
    <style:style style:name="T26" style:family="text">
      <style:text-properties fo:color="#3465a4" loext:opacity="100%" officeooo:rsid="00368fa9"/>
    </style:style>
    <style:style style:name="T27" style:family="text">
      <style:text-properties officeooo:rsid="002a9743"/>
    </style:style>
    <style:style style:name="T28" style:family="text">
      <style:text-properties officeooo:rsid="002b885f"/>
    </style:style>
    <style:style style:name="T29" style:family="text">
      <style:text-properties officeooo:rsid="002c3828"/>
    </style:style>
    <style:style style:name="T30" style:family="text">
      <style:text-properties officeooo:rsid="003484ef"/>
    </style:style>
    <style:style style:name="T31" style:family="text">
      <style:text-properties officeooo:rsid="0035c984"/>
    </style:style>
    <style:style style:name="T32" style:family="text">
      <style:text-properties officeooo:rsid="0035cc00"/>
    </style:style>
    <style:style style:name="T33" style:family="text">
      <style:text-properties officeooo:rsid="003673ec"/>
    </style:style>
    <style:style style:name="T34" style:family="text">
      <style:text-properties officeooo:rsid="00382d8e"/>
    </style:style>
    <style:style style:name="T35" style:family="text">
      <style:text-properties officeooo:rsid="003853a6"/>
    </style:style>
    <style:style style:name="T36" style:family="text">
      <style:text-properties officeooo:rsid="0038940b"/>
    </style:style>
    <style:style style:name="T37" style:family="text">
      <style:text-properties officeooo:rsid="0039e7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du projet informatique</text:p>
      <text:p text:style-name="P2">STPI 2</text:p>
      <text:p text:style-name="Standard"/>
      <text:p text:style-name="Standard"/>
      <text:p text:style-name="Standard">Groupe : <text:span text:style-name="T13">A</text:span></text:p>
      <text:p text:style-name="Standard"/>
      <text:p text:style-name="Standard">Nom et prénom des élèves du trinôme :</text:p>
      <text:list text:style-name="L1">
        <text:list-item>
          <text:p text:style-name="P28">Raveneau Eugène</text:p>
        </text:list-item>
        <text:list-item>
          <text:p text:style-name="P28">Grondin Yann</text:p>
        </text:list-item>
        <text:list-item>
          <text:p text:style-name="P5">_____________________________</text:p>
        </text:list-item>
      </text:list>
      <text:p text:style-name="Standard"/>
      <text:p text:style-name="Standard"/>
      <text:p text:style-name="Standard">Titre du projet : <text:span text:style-name="T14">les </text:span><text:span text:style-name="T21">c</text:span><text:span text:style-name="T14">olon</text:span><text:span text:style-name="T21">s</text:span><text:span text:style-name="T14"> de l’INSA</text:span></text:p>
      <text:p text:style-name="Standard"/>
      <text:p text:style-name="Standard">Descriptif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1"><text:span text:style-name="T21">L</text:span><text:span text:style-name="T14">es </text:span><text:span text:style-name="T21">c</text:span><text:span text:style-name="T14">olon</text:span><text:span text:style-name="T21">s</text:span><text:span text:style-name="T14"> de l’INSA </text:span><text:span text:style-name="T21">basé sur les colons de de Catane est un jeu de plateau.</text:span></text:p>
          </table:table-cell>
        </table:table-row>
        <table:table-row>
          <table:table-cell table:style-name="Tableau1.A2" office:value-type="string">
            <text:p text:style-name="P40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4" office:value-type="string">
            <text:p text:style-name="Table_20_Contents"/>
          </table:table-cell>
        </table:table-row>
      </table:table>
      <text:p text:style-name="Standard"/>
      <text:p text:style-name="P4"/>
      <text:p text:style-name="Standard"><text:span text:style-name="T1">F</text:span>onctionnalités attendues :</text:p>
      <text:list text:continue-numbering="true" text:style-name="L1">
        <text:list-item>
          <text:p text:style-name="P23">Pouvoir acheter <text:span text:style-name="T11">et placer </text:span>les différent objets</text:p>
          <text:list>
            <text:list-item>
              <text:p text:style-name="P23">COLONIE : RESSOURCE1 – <text:span text:style-name="T4">RESSOURCE2 – RESSOURCE</text:span>4 –<text:span text:style-name="T4"> RESSOURCE</text:span>5 <text:span text:style-name="T20">(</text:span><text:span text:style-name="T24">5 maximum par joueur</text:span><text:span text:style-name="T20">)</text:span></text:p>
            </text:list-item>
            <text:list-item>
              <text:p text:style-name="P24">COLONIE → VILLE : 2 * <text:span text:style-name="T4">RESSOURCE</text:span>1 + 3 * <text:span text:style-name="T4">RESSOURCE</text:span>3 <text:span text:style-name="T20">(</text:span><text:span text:style-name="T24">4 maximum par joueur</text:span><text:span text:style-name="T20">)</text:span></text:p>
            </text:list-item>
            <text:list-item>
              <text:p text:style-name="P25">ROUTE : <text:s/><text:span text:style-name="T4">RESSOURCE</text:span>4 - <text:s/><text:span text:style-name="T4">RESSOURCE</text:span>5</text:p>
            </text:list-item>
          </text:list>
        </text:list-item>
        <text:list-item>
          <text:p text:style-name="P26">Recevoir les ressources et tirer les dés <text:span text:style-name="T12">à</text:span> chaque tour</text:p>
        </text:list-item>
        <text:list-item>
          <text:p text:style-name="P5">__________________________________________________________</text:p>
        </text:list-item>
        <text:list-item>
          <text:p text:style-name="P5">__________________________________________________________</text:p>
        </text:list-item>
        <text:list-item>
          <text:p text:style-name="P5">__________________________________________________________</text:p>
        </text:list-item>
        <text:list-item>
          <text:p text:style-name="P5">__________________________________________________________</text:p>
        </text:list-item>
        <text:list-item>
          <text:p text:style-name="P30">Chaque COLONIE<text:span text:style-name="T20"> </text:span>rapporte <text:span text:style-name="T17">1 point de victoire</text:span></text:p>
        </text:list-item>
        <text:list-item>
          <text:p text:style-name="P30">Chaque VILLE rapporte <text:span text:style-name="T17">2 point de victoire</text:span></text:p>
        </text:list-item>
        <text:list-item>
          <text:p text:style-name="P29">Dès qu’un joueur à <text:span text:style-name="T17">10 point de victoire</text:span> la partie se termi<text:span text:style-name="T16">ne</text:span></text:p>
        </text:list-item>
      </text:list>
      <text:p text:style-name="Standard"/>
      <text:p text:style-name="Standard"/>
      <text:p text:style-name="P14"><text:span text:style-name="T1">F</text:span>onctionnalités <text:span text:style-name="T2">optionnel</text:span> :</text:p>
      <text:list text:continue-numbering="true" text:style-name="L1">
        <text:list-item>
          <text:p text:style-name="P6"><text:span text:style-name="T2">Ajout de port permettant d’échanger 3 ressources d’un type en 1 ressources de n’importe quel type (1 port pour chaque </text:span><text:span text:style-name="T3">type</text:span><text:span text:style-name="T2"> de carte)</text:span></text:p>
        </text:list-item>
        <text:list-item>
          <text:p text:style-name="P15">Permettre a tout le monde d’échanger 4 fois la même ressource en n’importe la quel des ressource (4 pour 1)</text:p>
        </text:list-item>
        <text:list-item>
          <text:p text:style-name="P16"><text:span text:style-name="T22">Carte </text:span><text:span text:style-name="T26">de développement</text:span> qui coûte RESSOURCE1 – RESSOURCE2 – RESSOURCE3 <text:span text:style-name="T6">et qui donne des avantages aléatoire </text:span><text:span text:style-name="T9">(total 40 cartes)</text:span></text:p>
          <text:list>
            <text:list-item>
              <text:p text:style-name="P16"><text:span text:style-name="T6">Construire 2 routes gratuitement </text:span><text:span text:style-name="T8">10/40</text:span></text:p>
            </text:list-item>
            <text:list-item>
              <text:p text:style-name="P16"><text:span text:style-name="T10">CHEVALIER : </text:span><text:span text:style-name="T6">pourvoir déplacer le voleur </text:span><text:span text:style-name="T8">10/40</text:span></text:p>
            </text:list-item>
            <text:list-item>
              <text:p text:style-name="P19">recupere un type de ressource dans la mains d’un joueur <text:span text:style-name="T7">(le joueur doit donner tout ces carte de ce type de ressource) </text:span><text:span text:style-name="T8">5/40</text:span></text:p>
            </text:list-item>
            <text:list-item>
              <text:p text:style-name="P19">Choisir 2 ressource de son choix dans la pioche <text:span text:style-name="T8">10/40</text:span></text:p>
            </text:list-item>
            <text:list-item>
              <text:p text:style-name="P20">Gagner 1 point de victoire <text:span text:style-name="T8">5/40</text:span></text:p>
            </text:list-item>
          </text:list>
        </text:list-item>
        <text:list-item>
          <text:p text:style-name="P21">Si le voleur tombe (7 au dés) toute personne ayant plus de 7 carte doit défausser la moiter de ses cartes </text:p>
          <text:list>
            <text:list-item>
              <text:p text:style-name="P21">Choisir les cartes a défausser</text:p>
            </text:list-item>
          </text:list>
        </text:list-item>
        <text:list-item>
          <text:p text:style-name="P22">Ajouter <text:span text:style-name="T34">d</text:span>es<text:span text:style-name="T22"> cartes avantage</text:span> :</text:p>
          <text:list>
            <text:list-item>
              <text:p text:style-name="P22">La plus grande route <text:span text:style-name="T19">(au moins 5 routes) </text:span>+ <text:span text:style-name="T17">2 point de victoire</text:span></text:p>
            </text:list-item>
            <text:list-item>
              <text:p text:style-name="P7"><text:span text:style-name="T10">le plus grand nombre de CHEVALIER (au moins 3) + </text:span><text:span text:style-name="T18">2 point de victoire</text:span></text:p>
            </text:list-item>
          </text:list>
        </text:list-item>
        <text:list-item>
          <text:p text:style-name="P27">Ajout d’une carte contenant de l’eau au milieu</text:p>
          <text:list>
            <text:list-item>
              <text:p text:style-name="P27">Ajout de BATEAU permettant de passer par l’eau ( <text:span text:style-name="T4">RESSOURCE</text:span>2 - <text:s/><text:span text:style-name="T4">RESSOURCE</text:span>4)</text:p>
            </text:list-item>
          </text:list>
        </text:list-item>
        <text:list-item>
          <text:p text:style-name="P28">Permettre les échanges de ressources entre joueur <text:span text:style-name="T15">(</text:span><text:span text:style-name="T23">1 pour 1</text:span><text:span text:style-name="T15">)</text:span></text:p>
          <text:list>
            <text:list-item>
              <text:p text:style-name="P28">permettre les échanges de ressources a quantité inégale <text:span text:style-name="T15">(</text:span><text:span text:style-name="T23">2 pour 1 – 3 pour 1</text:span><text:span text:style-name="T15">)</text:span></text:p>
            </text:list-item>
          </text:list>
        </text:list-item>
      </text:list>
      <text:p text:style-name="P14"/>
      <text:p text:style-name="Standard"/>
      <text:p text:style-name="Standard"/>
      <text:p text:style-name="P4">Versions prévues (indiquant le contenu du programme dans cette version et sa date de livraison) :</text:p>
      <text:list xml:id="list85918614819510" text:continue-numbering="true" text:style-name="L1">
        <text:list-item>
          <text:p text:style-name="P5">Version no1, date prévue : <text:span text:style-name="T30">2</text:span><text:span text:style-name="T32">9</text:span><text:span text:style-name="T27"> / </text:span><text:span text:style-name="T30">09</text:span><text:span text:style-name="T27"> /2024</text:span></text:p>
        </text:list-item>
      </text:list>
      <text:p text:style-name="P3">fonctionnalités implémentées :</text:p>
      <text:list text:style-name="L2">
        <text:list-item>
          <text:p text:style-name="P34">Gestion du plateau de jeu <text:span text:style-name="T31">et des cases</text:span></text:p>
        </text:list-item>
        <text:list-item>
          <text:p text:style-name="P34">Gestion des dés et des ressource a chaque tour</text:p>
        </text:list-item>
      </text:list>
      <text:p text:style-name="P35"/>
      <text:list xml:id="list85918097272793" text:continue-list="list85918614819510" text:style-name="L1">
        <text:list-item>
          <text:p text:style-name="P5">Version no2, date prévue : <text:span text:style-name="T33">13</text:span><text:span text:style-name="T28"> / 10 / 2024</text:span></text:p>
        </text:list-item>
      </text:list>
      <text:p text:style-name="P3">fonctionnalités implémentées :</text:p>
      <text:list text:style-name="L3">
        <text:list-item>
          <text:p text:style-name="P9"><text:span text:style-name="T28">Interface graphique fonctionnel</text:span></text:p>
        </text:list-item>
        <text:list-item>
          <text:p text:style-name="P32">ajout des première fonctionnalité additionnel</text:p>
          <text:list>
            <text:list-item>
              <text:p text:style-name="P36">Ajout des <text:span text:style-name="T22">cartes</text:span><text:span text:style-name="T25"> </text:span><text:span text:style-name="T22">de développement</text:span><text:span text:style-name="T25"> </text:span></text:p>
            </text:list-item>
            <text:list-item>
              <text:p text:style-name="P32">LISTER</text:p>
            </text:list-item>
          </text:list>
        </text:list-item>
      </text:list>
      <text:p text:style-name="P11"/>
      <text:list xml:id="list85918493386732" text:continue-list="list85918097272793" text:style-name="L1">
        <text:list-item>
          <text:p text:style-name="P5">Version no3, date prévue : <text:span text:style-name="T35">27</text:span><text:span text:style-name="T29"> / 1</text:span><text:span text:style-name="T35">0</text:span><text:span text:style-name="T29"> /2024</text:span></text:p>
        </text:list-item>
      </text:list>
      <text:p text:style-name="P3">fonctionnalités implémentées :</text:p>
      <text:list xml:id="list3579776020" text:style-name="L4">
        <text:list-item>
          <text:p text:style-name="P37">Ajout de fonctionnalité additionnel</text:p>
          <text:list>
            <text:list-item>
              <text:p text:style-name="P10"><text:span text:style-name="T29">LISTER</text:span></text:p>
            </text:list-item>
          </text:list>
        </text:list-item>
      </text:list>
      <text:p text:style-name="P12"/>
      <text:list text:continue-list="list85918493386732" text:style-name="L1">
        <text:list-item>
          <text:p text:style-name="P8">Version no3, date prévue : <text:span text:style-name="T35">2</text:span><text:span text:style-name="T37">4</text:span><text:span text:style-name="T29"> / 1</text:span><text:span text:style-name="T37">1</text:span><text:span text:style-name="T29"> /2024</text:span></text:p>
          <text:p text:style-name="P8">fonctionnalités implémentées :</text:p>
        </text:list-item>
      </text:list>
      <text:list text:continue-list="list3579776020" text:style-name="L4">
        <text:list-item>
          <text:p text:style-name="P38">Ajout de<text:span text:style-name="T37">s dernière </text:span>fonctionnalité additionnel</text:p>
          <text:list>
            <text:list-item>
              <text:p text:style-name="P33">LISTER</text:p>
            </text:list-item>
          </text:list>
        </text:list-item>
      </text:list>
      <text:p text:style-name="Standard"/>
      <text:p text:style-name="Standard"/>
      <text:p text:style-name="P17">RESSOURCE1 <text:span text:style-name="T5">= blé → </text:span></text:p>
      <text:p text:style-name="P18">RESSOURCE<text:span text:style-name="T5">2 = mouton → </text:span></text:p>
      <text:p text:style-name="P18">RESSOURCE<text:span text:style-name="T5">3 = pierre → </text:span></text:p>
      <text:p text:style-name="P18">RESSOURCE<text:span text:style-name="T5">4 = bois → </text:span></text:p>
      <text:p text:style-name="P18">RESSOURCE<text:span text:style-name="T5">5 = glaise →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urent Vercouter</meta:initial-creator>
    <meta:creation-date>2012-09-03T15:25:31</meta:creation-date>
    <dc:date>2024-09-10T08:48:54.800000000</dc:date>
    <meta:editing-duration>PT58M23S</meta:editing-duration>
    <meta:editing-cycles>58</meta:editing-cycles>
    <meta:generator>LibreOffice/24.2.2.2$Windows_X86_64 LibreOffice_project/d56cc158d8a96260b836f100ef4b4ef25d6f1a01</meta:generator>
    <meta:document-statistic meta:table-count="1" meta:image-count="0" meta:object-count="0" meta:page-count="4" meta:paragraph-count="65" meta:word-count="520" meta:character-count="3020" meta:non-whitespace-character-count="2596"/>
  </office:meta>
</office:document-meta>
</file>